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75in"/>
    </style:style>
    <style:style style:name="co3" style:family="table-column">
      <style:table-column-properties fo:break-before="auto" style:column-width="1.1898in"/>
    </style:style>
    <style:style style:name="co4" style:family="table-column">
      <style:table-column-properties fo:break-before="auto" style:column-width="1.0827in"/>
    </style:style>
    <style:style style:name="co5" style:family="table-column">
      <style:table-column-properties fo:break-before="auto" style:column-width="1.2008in"/>
    </style:style>
    <style:style style:name="co6" style:family="table-column">
      <style:table-column-properties fo:break-before="auto" style:column-width="1.1575in"/>
    </style:style>
    <style:style style:name="co7" style:family="table-column">
      <style:table-column-properties fo:break-before="auto" style:column-width="1.168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trategy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1016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saturation</text:p>
          </table:table-cell>
          <table:table-cell table:style-name="ce1" office:value-type="string" calcext:value-type="string">
            <text:p>sat.granularity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lowerQuantile</text:p>
          </table:table-cell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upperQuantile</text:p>
          </table:table-cell>
          <table:table-cell table:style-name="ce1" office:value-type="string" calcext:value-type="string">
            <text:p>max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-0.3531514" calcext:value-type="float">
            <text:p>-0.3531514</text:p>
          </table:table-cell>
          <table:table-cell office:value-type="float" office:value="0.953567018" calcext:value-type="float">
            <text:p>0.953567018</text:p>
          </table:table-cell>
          <table:table-cell office:value-type="float" office:value="1.656021" calcext:value-type="float">
            <text:p>1.656021</text:p>
          </table:table-cell>
          <table:table-cell office:value-type="float" office:value="1.6955499" calcext:value-type="float">
            <text:p>1.6955499</text:p>
          </table:table-cell>
          <table:table-cell office:value-type="float" office:value="2.224479" calcext:value-type="float">
            <text:p>2.224479</text:p>
          </table:table-cell>
          <table:table-cell office:value-type="float" office:value="4.319" calcext:value-type="float">
            <text:p>4.3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-0.7296514" calcext:value-type="float">
            <text:p>-0.7296514</text:p>
          </table:table-cell>
          <table:table-cell office:value-type="float" office:value="-0.028646578" calcext:value-type="float">
            <text:p>-0.028646578</text:p>
          </table:table-cell>
          <table:table-cell office:value-type="float" office:value="0.5560222" calcext:value-type="float">
            <text:p>0.5560222</text:p>
          </table:table-cell>
          <table:table-cell office:value-type="float" office:value="0.6913051" calcext:value-type="float">
            <text:p>0.6913051</text:p>
          </table:table-cell>
          <table:table-cell office:value-type="float" office:value="1.1259615" calcext:value-type="float">
            <text:p>1.1259615</text:p>
          </table:table-cell>
          <table:table-cell office:value-type="float" office:value="5.4489288" calcext:value-type="float">
            <text:p>5.448928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-0.5678509" calcext:value-type="float">
            <text:p>-0.5678509</text:p>
          </table:table-cell>
          <table:table-cell office:value-type="float" office:value="0.036771334" calcext:value-type="float">
            <text:p>0.036771334</text:p>
          </table:table-cell>
          <table:table-cell office:value-type="float" office:value="0.5158873" calcext:value-type="float">
            <text:p>0.5158873</text:p>
          </table:table-cell>
          <table:table-cell office:value-type="float" office:value="0.6250087" calcext:value-type="float">
            <text:p>0.6250087</text:p>
          </table:table-cell>
          <table:table-cell office:value-type="float" office:value="1.0671408" calcext:value-type="float">
            <text:p>1.0671408</text:p>
          </table:table-cell>
          <table:table-cell office:value-type="float" office:value="4.4506295" calcext:value-type="float">
            <text:p>4.450629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-0.5689646" calcext:value-type="float">
            <text:p>-0.5689646</text:p>
          </table:table-cell>
          <table:table-cell office:value-type="float" office:value="0.213307163" calcext:value-type="float">
            <text:p>0.213307163</text:p>
          </table:table-cell>
          <table:table-cell office:value-type="float" office:value="0.7689524" calcext:value-type="float">
            <text:p>0.7689524</text:p>
          </table:table-cell>
          <table:table-cell office:value-type="float" office:value="0.7534345" calcext:value-type="float">
            <text:p>0.7534345</text:p>
          </table:table-cell>
          <table:table-cell office:value-type="float" office:value="1.2489541" calcext:value-type="float">
            <text:p>1.2489541</text:p>
          </table:table-cell>
          <table:table-cell office:value-type="float" office:value="5.5075814" calcext:value-type="float">
            <text:p>5.507581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-0.5614232" calcext:value-type="float">
            <text:p>-0.5614232</text:p>
          </table:table-cell>
          <table:table-cell office:value-type="float" office:value="0.372607664" calcext:value-type="float">
            <text:p>0.372607664</text:p>
          </table:table-cell>
          <table:table-cell office:value-type="float" office:value="0.9215355" calcext:value-type="float">
            <text:p>0.9215355</text:p>
          </table:table-cell>
          <table:table-cell office:value-type="float" office:value="0.895274" calcext:value-type="float">
            <text:p>0.895274</text:p>
          </table:table-cell>
          <table:table-cell office:value-type="float" office:value="1.4594439" calcext:value-type="float">
            <text:p>1.4594439</text:p>
          </table:table-cell>
          <table:table-cell office:value-type="float" office:value="3.2382872" calcext:value-type="float">
            <text:p>3.238287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-0.4517799" calcext:value-type="float">
            <text:p>-0.4517799</text:p>
          </table:table-cell>
          <table:table-cell office:value-type="float" office:value="0.547445333" calcext:value-type="float">
            <text:p>0.547445333</text:p>
          </table:table-cell>
          <table:table-cell office:value-type="float" office:value="1.0203475" calcext:value-type="float">
            <text:p>1.0203475</text:p>
          </table:table-cell>
          <table:table-cell office:value-type="float" office:value="1.1113317" calcext:value-type="float">
            <text:p>1.1113317</text:p>
          </table:table-cell>
          <table:table-cell office:value-type="float" office:value="1.7231318" calcext:value-type="float">
            <text:p>1.7231318</text:p>
          </table:table-cell>
          <table:table-cell office:value-type="float" office:value="5.0539705" calcext:value-type="float">
            <text:p>5.053970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-0.3531514" calcext:value-type="float">
            <text:p>-0.3531514</text:p>
          </table:table-cell>
          <table:table-cell office:value-type="float" office:value="0.734187326" calcext:value-type="float">
            <text:p>0.734187326</text:p>
          </table:table-cell>
          <table:table-cell office:value-type="float" office:value="1.3420268" calcext:value-type="float">
            <text:p>1.3420268</text:p>
          </table:table-cell>
          <table:table-cell office:value-type="float" office:value="1.3384789" calcext:value-type="float">
            <text:p>1.3384789</text:p>
          </table:table-cell>
          <table:table-cell office:value-type="float" office:value="1.9390081" calcext:value-type="float">
            <text:p>1.9390081</text:p>
          </table:table-cell>
          <table:table-cell office:value-type="float" office:value="4.9475888" calcext:value-type="float">
            <text:p>4.947588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-0.3531514" calcext:value-type="float">
            <text:p>-0.3531514</text:p>
          </table:table-cell>
          <table:table-cell office:value-type="float" office:value="0.959286782" calcext:value-type="float">
            <text:p>0.959286782</text:p>
          </table:table-cell>
          <table:table-cell office:value-type="float" office:value="1.660088" calcext:value-type="float">
            <text:p>1.660088</text:p>
          </table:table-cell>
          <table:table-cell office:value-type="float" office:value="1.7146424" calcext:value-type="float">
            <text:p>1.7146424</text:p>
          </table:table-cell>
          <table:table-cell office:value-type="float" office:value="2.2479476" calcext:value-type="float">
            <text:p>2.2479476</text:p>
          </table:table-cell>
          <table:table-cell office:value-type="float" office:value="5.5991706" calcext:value-type="float">
            <text:p>5.59917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-0.6237195" calcext:value-type="float">
            <text:p>-0.6237195</text:p>
          </table:table-cell>
          <table:table-cell office:value-type="float" office:value="0.589633939" calcext:value-type="float">
            <text:p>0.589633939</text:p>
          </table:table-cell>
          <table:table-cell office:value-type="float" office:value="1.1409217" calcext:value-type="float">
            <text:p>1.1409217</text:p>
          </table:table-cell>
          <table:table-cell office:value-type="float" office:value="1.1093352" calcext:value-type="float">
            <text:p>1.1093352</text:p>
          </table:table-cell>
          <table:table-cell office:value-type="float" office:value="1.5419186" calcext:value-type="float">
            <text:p>1.5419186</text:p>
          </table:table-cell>
          <table:table-cell office:value-type="float" office:value="4.8921381" calcext:value-type="float">
            <text:p>4.892138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-0.2191421" calcext:value-type="float">
            <text:p>-0.2191421</text:p>
          </table:table-cell>
          <table:table-cell office:value-type="float" office:value="0.497032975" calcext:value-type="float">
            <text:p>0.497032975</text:p>
          </table:table-cell>
          <table:table-cell office:value-type="float" office:value="0.9658083" calcext:value-type="float">
            <text:p>0.9658083</text:p>
          </table:table-cell>
          <table:table-cell office:value-type="float" office:value="1.0029271" calcext:value-type="float">
            <text:p>1.0029271</text:p>
          </table:table-cell>
          <table:table-cell office:value-type="float" office:value="1.4537968" calcext:value-type="float">
            <text:p>1.4537968</text:p>
          </table:table-cell>
          <table:table-cell office:value-type="float" office:value="3.0352318" calcext:value-type="float">
            <text:p>3.03523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-0.2198395" calcext:value-type="float">
            <text:p>-0.2198395</text:p>
          </table:table-cell>
          <table:table-cell office:value-type="float" office:value="0.484727555" calcext:value-type="float">
            <text:p>0.484727555</text:p>
          </table:table-cell>
          <table:table-cell office:value-type="float" office:value="0.9881668" calcext:value-type="float">
            <text:p>0.9881668</text:p>
          </table:table-cell>
          <table:table-cell office:value-type="float" office:value="1.0044255" calcext:value-type="float">
            <text:p>1.0044255</text:p>
          </table:table-cell>
          <table:table-cell office:value-type="float" office:value="1.4168869" calcext:value-type="float">
            <text:p>1.4168869</text:p>
          </table:table-cell>
          <table:table-cell office:value-type="float" office:value="3.9851628" calcext:value-type="float">
            <text:p>3.98516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-0.5102963" calcext:value-type="float">
            <text:p>-0.5102963</text:p>
          </table:table-cell>
          <table:table-cell office:value-type="float" office:value="0.600166997" calcext:value-type="float">
            <text:p>0.600166997</text:p>
          </table:table-cell>
          <table:table-cell office:value-type="float" office:value="1.0620327" calcext:value-type="float">
            <text:p>1.0620327</text:p>
          </table:table-cell>
          <table:table-cell office:value-type="float" office:value="1.0630704" calcext:value-type="float">
            <text:p>1.0630704</text:p>
          </table:table-cell>
          <table:table-cell office:value-type="float" office:value="1.5597035" calcext:value-type="float">
            <text:p>1.5597035</text:p>
          </table:table-cell>
          <table:table-cell office:value-type="float" office:value="6.0269115" calcext:value-type="float">
            <text:p>6.026911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-0.3531474" calcext:value-type="float">
            <text:p>-0.3531474</text:p>
          </table:table-cell>
          <table:table-cell office:value-type="float" office:value="0.661442859" calcext:value-type="float">
            <text:p>0.661442859</text:p>
          </table:table-cell>
          <table:table-cell office:value-type="float" office:value="1.1774959" calcext:value-type="float">
            <text:p>1.1774959</text:p>
          </table:table-cell>
          <table:table-cell office:value-type="float" office:value="1.2005535" calcext:value-type="float">
            <text:p>1.2005535</text:p>
          </table:table-cell>
          <table:table-cell office:value-type="float" office:value="1.788448" calcext:value-type="float">
            <text:p>1.788448</text:p>
          </table:table-cell>
          <table:table-cell office:value-type="float" office:value="3.5544331" calcext:value-type="float">
            <text:p>3.554433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-0.3531474" calcext:value-type="float">
            <text:p>-0.3531474</text:p>
          </table:table-cell>
          <table:table-cell office:value-type="float" office:value="0.761007087" calcext:value-type="float">
            <text:p>0.761007087</text:p>
          </table:table-cell>
          <table:table-cell office:value-type="float" office:value="1.3499886" calcext:value-type="float">
            <text:p>1.3499886</text:p>
          </table:table-cell>
          <table:table-cell office:value-type="float" office:value="1.3620392" calcext:value-type="float">
            <text:p>1.3620392</text:p>
          </table:table-cell>
          <table:table-cell office:value-type="float" office:value="1.9404795" calcext:value-type="float">
            <text:p>1.9404795</text:p>
          </table:table-cell>
          <table:table-cell office:value-type="float" office:value="4.3453892" calcext:value-type="float">
            <text:p>4.345389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-0.3531474" calcext:value-type="float">
            <text:p>-0.3531474</text:p>
          </table:table-cell>
          <table:table-cell office:value-type="float" office:value="0.948366501" calcext:value-type="float">
            <text:p>0.948366501</text:p>
          </table:table-cell>
          <table:table-cell office:value-type="float" office:value="1.6432922" calcext:value-type="float">
            <text:p>1.6432922</text:p>
          </table:table-cell>
          <table:table-cell office:value-type="float" office:value="1.685972" calcext:value-type="float">
            <text:p>1.685972</text:p>
          </table:table-cell>
          <table:table-cell office:value-type="float" office:value="2.2156103" calcext:value-type="float">
            <text:p>2.2156103</text:p>
          </table:table-cell>
          <table:table-cell office:value-type="float" office:value="4.319024" calcext:value-type="float">
            <text:p>4.31902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-0.991961" calcext:value-type="float">
            <text:p>-0.991961</text:p>
          </table:table-cell>
          <table:table-cell office:value-type="float" office:value="-0.930539508" calcext:value-type="float">
            <text:p>-0.930539508</text:p>
          </table:table-cell>
          <table:table-cell office:value-type="float" office:value="-0.8287146" calcext:value-type="float">
            <text:p>-0.8287146</text:p>
          </table:table-cell>
          <table:table-cell office:value-type="float" office:value="-0.765527" calcext:value-type="float">
            <text:p>-0.765527</text:p>
          </table:table-cell>
          <table:table-cell office:value-type="float" office:value="-0.6643694" calcext:value-type="float">
            <text:p>-0.6643694</text:p>
          </table:table-cell>
          <table:table-cell office:value-type="float" office:value="1.8821906" calcext:value-type="float">
            <text:p>1.88219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-0.9986185" calcext:value-type="float">
            <text:p>-0.9986185</text:p>
          </table:table-cell>
          <table:table-cell office:value-type="float" office:value="-0.945519444" calcext:value-type="float">
            <text:p>-0.945519444</text:p>
          </table:table-cell>
          <table:table-cell office:value-type="float" office:value="-0.865994" calcext:value-type="float">
            <text:p>-0.865994</text:p>
          </table:table-cell>
          <table:table-cell office:value-type="float" office:value="-0.8173188" calcext:value-type="float">
            <text:p>-0.8173188</text:p>
          </table:table-cell>
          <table:table-cell office:value-type="float" office:value="-0.745737" calcext:value-type="float">
            <text:p>-0.745737</text:p>
          </table:table-cell>
          <table:table-cell office:value-type="float" office:value="0.6410353" calcext:value-type="float">
            <text:p>0.641035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-0.9986185" calcext:value-type="float">
            <text:p>-0.9986185</text:p>
          </table:table-cell>
          <table:table-cell office:value-type="float" office:value="-0.935076911" calcext:value-type="float">
            <text:p>-0.935076911</text:p>
          </table:table-cell>
          <table:table-cell office:value-type="float" office:value="-0.833083" calcext:value-type="float">
            <text:p>-0.833083</text:p>
          </table:table-cell>
          <table:table-cell office:value-type="float" office:value="-0.7838939" calcext:value-type="float">
            <text:p>-0.7838939</text:p>
          </table:table-cell>
          <table:table-cell office:value-type="float" office:value="-0.6761857" calcext:value-type="float">
            <text:p>-0.6761857</text:p>
          </table:table-cell>
          <table:table-cell office:value-type="float" office:value="1.0306718" calcext:value-type="float">
            <text:p>1.03067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-1.4206722" calcext:value-type="float">
            <text:p>-1.4206722</text:p>
          </table:table-cell>
          <table:table-cell office:value-type="float" office:value="-0.937801084" calcext:value-type="float">
            <text:p>-0.937801084</text:p>
          </table:table-cell>
          <table:table-cell office:value-type="float" office:value="-0.8353834" calcext:value-type="float">
            <text:p>-0.8353834</text:p>
          </table:table-cell>
          <table:table-cell office:value-type="float" office:value="-0.7823718" calcext:value-type="float">
            <text:p>-0.7823718</text:p>
          </table:table-cell>
          <table:table-cell office:value-type="float" office:value="-0.6763591" calcext:value-type="float">
            <text:p>-0.6763591</text:p>
          </table:table-cell>
          <table:table-cell office:value-type="float" office:value="1.458085" calcext:value-type="float">
            <text:p>1.4580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-1.10851" calcext:value-type="float">
            <text:p>-1.10851</text:p>
          </table:table-cell>
          <table:table-cell office:value-type="float" office:value="-0.933038119" calcext:value-type="float">
            <text:p>-0.933038119</text:p>
          </table:table-cell>
          <table:table-cell office:value-type="float" office:value="-0.8273551" calcext:value-type="float">
            <text:p>-0.8273551</text:p>
          </table:table-cell>
          <table:table-cell office:value-type="float" office:value="-0.7786226" calcext:value-type="float">
            <text:p>-0.7786226</text:p>
          </table:table-cell>
          <table:table-cell office:value-type="float" office:value="-0.6757769" calcext:value-type="float">
            <text:p>-0.6757769</text:p>
          </table:table-cell>
          <table:table-cell office:value-type="float" office:value="1.0306718" calcext:value-type="float">
            <text:p>1.03067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-0.991961" calcext:value-type="float">
            <text:p>-0.991961</text:p>
          </table:table-cell>
          <table:table-cell office:value-type="float" office:value="-0.927807326" calcext:value-type="float">
            <text:p>-0.927807326</text:p>
          </table:table-cell>
          <table:table-cell office:value-type="float" office:value="-0.8248369" calcext:value-type="float">
            <text:p>-0.8248369</text:p>
          </table:table-cell>
          <table:table-cell office:value-type="float" office:value="-0.77459" calcext:value-type="float">
            <text:p>-0.77459</text:p>
          </table:table-cell>
          <table:table-cell office:value-type="float" office:value="-0.6668363" calcext:value-type="float">
            <text:p>-0.6668363</text:p>
          </table:table-cell>
          <table:table-cell office:value-type="float" office:value="1.0306718" calcext:value-type="float">
            <text:p>1.03067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-0.991961" calcext:value-type="float">
            <text:p>-0.991961</text:p>
          </table:table-cell>
          <table:table-cell office:value-type="float" office:value="-0.928442659" calcext:value-type="float">
            <text:p>-0.928442659</text:p>
          </table:table-cell>
          <table:table-cell office:value-type="float" office:value="-0.8271891" calcext:value-type="float">
            <text:p>-0.8271891</text:p>
          </table:table-cell>
          <table:table-cell office:value-type="float" office:value="-0.7664513" calcext:value-type="float">
            <text:p>-0.7664513</text:p>
          </table:table-cell>
          <table:table-cell office:value-type="float" office:value="-0.6704551" calcext:value-type="float">
            <text:p>-0.6704551</text:p>
          </table:table-cell>
          <table:table-cell office:value-type="float" office:value="1.8821906" calcext:value-type="float">
            <text:p>1.88219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-0.991961" calcext:value-type="float">
            <text:p>-0.991961</text:p>
          </table:table-cell>
          <table:table-cell office:value-type="float" office:value="-0.931888594" calcext:value-type="float">
            <text:p>-0.931888594</text:p>
          </table:table-cell>
          <table:table-cell office:value-type="float" office:value="-0.8296928" calcext:value-type="float">
            <text:p>-0.8296928</text:p>
          </table:table-cell>
          <table:table-cell office:value-type="float" office:value="-0.7658024" calcext:value-type="float">
            <text:p>-0.7658024</text:p>
          </table:table-cell>
          <table:table-cell office:value-type="float" office:value="-0.6755782" calcext:value-type="float">
            <text:p>-0.6755782</text:p>
          </table:table-cell>
          <table:table-cell office:value-type="float" office:value="1.8821906" calcext:value-type="float">
            <text:p>1.882190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-1.7888544" calcext:value-type="float">
            <text:p>-1.7888544</text:p>
          </table:table-cell>
          <table:table-cell office:value-type="float" office:value="-0.940905791" calcext:value-type="float">
            <text:p>-0.940905791</text:p>
          </table:table-cell>
          <table:table-cell office:value-type="float" office:value="-0.8734001" calcext:value-type="float">
            <text:p>-0.8734001</text:p>
          </table:table-cell>
          <table:table-cell office:value-type="float" office:value="-0.8210825" calcext:value-type="float">
            <text:p>-0.8210825</text:p>
          </table:table-cell>
          <table:table-cell office:value-type="float" office:value="-0.7470732" calcext:value-type="float">
            <text:p>-0.7470732</text:p>
          </table:table-cell>
          <table:table-cell office:value-type="float" office:value="0.6410353" calcext:value-type="float">
            <text:p>0.6410353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-0.991961" calcext:value-type="float">
            <text:p>-0.991961</text:p>
          </table:table-cell>
          <table:table-cell office:value-type="float" office:value="-0.933811892" calcext:value-type="float">
            <text:p>-0.933811892</text:p>
          </table:table-cell>
          <table:table-cell office:value-type="float" office:value="-0.8342619" calcext:value-type="float">
            <text:p>-0.8342619</text:p>
          </table:table-cell>
          <table:table-cell office:value-type="float" office:value="-0.7719125" calcext:value-type="float">
            <text:p>-0.7719125</text:p>
          </table:table-cell>
          <table:table-cell office:value-type="float" office:value="-0.6748309" calcext:value-type="float">
            <text:p>-0.6748309</text:p>
          </table:table-cell>
          <table:table-cell office:value-type="float" office:value="1.7054262" calcext:value-type="float">
            <text:p>1.705426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-0.9986185" calcext:value-type="float">
            <text:p>-0.9986185</text:p>
          </table:table-cell>
          <table:table-cell office:value-type="float" office:value="-0.936610493" calcext:value-type="float">
            <text:p>-0.936610493</text:p>
          </table:table-cell>
          <table:table-cell office:value-type="float" office:value="-0.8352598" calcext:value-type="float">
            <text:p>-0.8352598</text:p>
          </table:table-cell>
          <table:table-cell office:value-type="float" office:value="-0.7788685" calcext:value-type="float">
            <text:p>-0.7788685</text:p>
          </table:table-cell>
          <table:table-cell office:value-type="float" office:value="-0.6766287" calcext:value-type="float">
            <text:p>-0.6766287</text:p>
          </table:table-cell>
          <table:table-cell office:value-type="float" office:value="1.0306718" calcext:value-type="float">
            <text:p>1.03067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-1.10851" calcext:value-type="float">
            <text:p>-1.10851</text:p>
          </table:table-cell>
          <table:table-cell office:value-type="float" office:value="-0.932688204" calcext:value-type="float">
            <text:p>-0.932688204</text:p>
          </table:table-cell>
          <table:table-cell office:value-type="float" office:value="-0.8301998" calcext:value-type="float">
            <text:p>-0.8301998</text:p>
          </table:table-cell>
          <table:table-cell office:value-type="float" office:value="-0.7766087" calcext:value-type="float">
            <text:p>-0.7766087</text:p>
          </table:table-cell>
          <table:table-cell office:value-type="float" office:value="-0.6759755" calcext:value-type="float">
            <text:p>-0.6759755</text:p>
          </table:table-cell>
          <table:table-cell office:value-type="float" office:value="1.0306718" calcext:value-type="float">
            <text:p>1.03067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-0.991961" calcext:value-type="float">
            <text:p>-0.991961</text:p>
          </table:table-cell>
          <table:table-cell office:value-type="float" office:value="-0.928007197" calcext:value-type="float">
            <text:p>-0.928007197</text:p>
          </table:table-cell>
          <table:table-cell office:value-type="float" office:value="-0.8267638" calcext:value-type="float">
            <text:p>-0.8267638</text:p>
          </table:table-cell>
          <table:table-cell office:value-type="float" office:value="-0.7769484" calcext:value-type="float">
            <text:p>-0.7769484</text:p>
          </table:table-cell>
          <table:table-cell office:value-type="float" office:value="-0.6757769" calcext:value-type="float">
            <text:p>-0.6757769</text:p>
          </table:table-cell>
          <table:table-cell office:value-type="float" office:value="1.0306718" calcext:value-type="float">
            <text:p>1.03067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-0.991961" calcext:value-type="float">
            <text:p>-0.991961</text:p>
          </table:table-cell>
          <table:table-cell office:value-type="float" office:value="-0.928570535" calcext:value-type="float">
            <text:p>-0.928570535</text:p>
          </table:table-cell>
          <table:table-cell office:value-type="float" office:value="-0.8262857" calcext:value-type="float">
            <text:p>-0.8262857</text:p>
          </table:table-cell>
          <table:table-cell office:value-type="float" office:value="-0.7718886" calcext:value-type="float">
            <text:p>-0.7718886</text:p>
          </table:table-cell>
          <table:table-cell office:value-type="float" office:value="-0.6679929" calcext:value-type="float">
            <text:p>-0.6679929</text:p>
          </table:table-cell>
          <table:table-cell office:value-type="float" office:value="1.0306718" calcext:value-type="float">
            <text:p>1.03067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bfs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-0.991961" calcext:value-type="float">
            <text:p>-0.991961</text:p>
          </table:table-cell>
          <table:table-cell office:value-type="float" office:value="-0.932836525" calcext:value-type="float">
            <text:p>-0.932836525</text:p>
          </table:table-cell>
          <table:table-cell office:value-type="float" office:value="-0.8299086" calcext:value-type="float">
            <text:p>-0.8299086</text:p>
          </table:table-cell>
          <table:table-cell office:value-type="float" office:value="-0.7789874" calcext:value-type="float">
            <text:p>-0.7789874</text:p>
          </table:table-cell>
          <table:table-cell office:value-type="float" office:value="-0.6771549" calcext:value-type="float">
            <text:p>-0.6771549</text:p>
          </table:table-cell>
          <table:table-cell office:value-type="float" office:value="1.0306718" calcext:value-type="float">
            <text:p>1.030671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-0.4287426" calcext:value-type="float">
            <text:p>-0.4287426</text:p>
          </table:table-cell>
          <table:table-cell office:value-type="float" office:value="0.149171339" calcext:value-type="float">
            <text:p>0.149171339</text:p>
          </table:table-cell>
          <table:table-cell office:value-type="float" office:value="0.490226" calcext:value-type="float">
            <text:p>0.490226</text:p>
          </table:table-cell>
          <table:table-cell office:value-type="float" office:value="0.5237337" calcext:value-type="float">
            <text:p>0.5237337</text:p>
          </table:table-cell>
          <table:table-cell office:value-type="float" office:value="0.8118481" calcext:value-type="float">
            <text:p>0.8118481</text:p>
          </table:table-cell>
          <table:table-cell office:value-type="float" office:value="2.7671048" calcext:value-type="float">
            <text:p>2.76710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-0.735604" calcext:value-type="float">
            <text:p>-0.735604</text:p>
          </table:table-cell>
          <table:table-cell office:value-type="float" office:value="-0.094012479" calcext:value-type="float">
            <text:p>-0.094012479</text:p>
          </table:table-cell>
          <table:table-cell office:value-type="float" office:value="0.3488271" calcext:value-type="float">
            <text:p>0.3488271</text:p>
          </table:table-cell>
          <table:table-cell office:value-type="float" office:value="0.5787257" calcext:value-type="float">
            <text:p>0.5787257</text:p>
          </table:table-cell>
          <table:table-cell office:value-type="float" office:value="1.0467863" calcext:value-type="float">
            <text:p>1.0467863</text:p>
          </table:table-cell>
          <table:table-cell office:value-type="float" office:value="4.9715226" calcext:value-type="float">
            <text:p>4.97152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-0.6165196" calcext:value-type="float">
            <text:p>-0.6165196</text:p>
          </table:table-cell>
          <table:table-cell office:value-type="float" office:value="-0.161391964" calcext:value-type="float">
            <text:p>-0.161391964</text:p>
          </table:table-cell>
          <table:table-cell office:value-type="float" office:value="0.2220386" calcext:value-type="float">
            <text:p>0.2220386</text:p>
          </table:table-cell>
          <table:table-cell office:value-type="float" office:value="0.3574752" calcext:value-type="float">
            <text:p>0.3574752</text:p>
          </table:table-cell>
          <table:table-cell office:value-type="float" office:value="0.7192424" calcext:value-type="float">
            <text:p>0.7192424</text:p>
          </table:table-cell>
          <table:table-cell office:value-type="float" office:value="5.1329731" calcext:value-type="float">
            <text:p>5.1329731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-1.1194563" calcext:value-type="float">
            <text:p>-1.1194563</text:p>
          </table:table-cell>
          <table:table-cell office:value-type="float" office:value="-0.115015093" calcext:value-type="float">
            <text:p>-0.115015093</text:p>
          </table:table-cell>
          <table:table-cell office:value-type="float" office:value="0.2470581" calcext:value-type="float">
            <text:p>0.2470581</text:p>
          </table:table-cell>
          <table:table-cell office:value-type="float" office:value="0.3319175" calcext:value-type="float">
            <text:p>0.3319175</text:p>
          </table:table-cell>
          <table:table-cell office:value-type="float" office:value="0.7283286" calcext:value-type="float">
            <text:p>0.7283286</text:p>
          </table:table-cell>
          <table:table-cell office:value-type="float" office:value="2.4525135" calcext:value-type="float">
            <text:p>2.452513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-0.5771939" calcext:value-type="float">
            <text:p>-0.5771939</text:p>
          </table:table-cell>
          <table:table-cell office:value-type="float" office:value="-0.069134832" calcext:value-type="float">
            <text:p>-0.069134832</text:p>
          </table:table-cell>
          <table:table-cell office:value-type="float" office:value="0.286469" calcext:value-type="float">
            <text:p>0.286469</text:p>
          </table:table-cell>
          <table:table-cell office:value-type="float" office:value="0.3395521" calcext:value-type="float">
            <text:p>0.3395521</text:p>
          </table:table-cell>
          <table:table-cell office:value-type="float" office:value="0.6759358" calcext:value-type="float">
            <text:p>0.6759358</text:p>
          </table:table-cell>
          <table:table-cell office:value-type="float" office:value="2.5539864" calcext:value-type="float">
            <text:p>2.553986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-0.515303" calcext:value-type="float">
            <text:p>-0.515303</text:p>
          </table:table-cell>
          <table:table-cell office:value-type="float" office:value="-0.004385644" calcext:value-type="float">
            <text:p>-0.004385644</text:p>
          </table:table-cell>
          <table:table-cell office:value-type="float" office:value="0.3795184" calcext:value-type="float">
            <text:p>0.3795184</text:p>
          </table:table-cell>
          <table:table-cell office:value-type="float" office:value="0.4270351" calcext:value-type="float">
            <text:p>0.4270351</text:p>
          </table:table-cell>
          <table:table-cell office:value-type="float" office:value="0.7346183" calcext:value-type="float">
            <text:p>0.7346183</text:p>
          </table:table-cell>
          <table:table-cell office:value-type="float" office:value="2.2953155" calcext:value-type="float">
            <text:p>2.295315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-0.4856671" calcext:value-type="float">
            <text:p>-0.4856671</text:p>
          </table:table-cell>
          <table:table-cell office:value-type="float" office:value="0.083142079" calcext:value-type="float">
            <text:p>0.083142079</text:p>
          </table:table-cell>
          <table:table-cell office:value-type="float" office:value="0.4375579" calcext:value-type="float">
            <text:p>0.4375579</text:p>
          </table:table-cell>
          <table:table-cell office:value-type="float" office:value="0.4834565" calcext:value-type="float">
            <text:p>0.4834565</text:p>
          </table:table-cell>
          <table:table-cell office:value-type="float" office:value="0.7828153" calcext:value-type="float">
            <text:p>0.7828153</text:p>
          </table:table-cell>
          <table:table-cell office:value-type="float" office:value="2.7671048" calcext:value-type="float">
            <text:p>2.76710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-0.4287426" calcext:value-type="float">
            <text:p>-0.4287426</text:p>
          </table:table-cell>
          <table:table-cell office:value-type="float" office:value="0.149191492" calcext:value-type="float">
            <text:p>0.149191492</text:p>
          </table:table-cell>
          <table:table-cell office:value-type="float" office:value="0.4942121" calcext:value-type="float">
            <text:p>0.4942121</text:p>
          </table:table-cell>
          <table:table-cell office:value-type="float" office:value="0.5313351" calcext:value-type="float">
            <text:p>0.5313351</text:p>
          </table:table-cell>
          <table:table-cell office:value-type="float" office:value="0.8151986" calcext:value-type="float">
            <text:p>0.8151986</text:p>
          </table:table-cell>
          <table:table-cell office:value-type="float" office:value="2.7671048" calcext:value-type="float">
            <text:p>2.767104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-0.6681321" calcext:value-type="float">
            <text:p>-0.6681321</text:p>
          </table:table-cell>
          <table:table-cell office:value-type="float" office:value="0.358641831" calcext:value-type="float">
            <text:p>0.358641831</text:p>
          </table:table-cell>
          <table:table-cell office:value-type="float" office:value="0.7592303" calcext:value-type="float">
            <text:p>0.7592303</text:p>
          </table:table-cell>
          <table:table-cell office:value-type="float" office:value="0.7509906" calcext:value-type="float">
            <text:p>0.7509906</text:p>
          </table:table-cell>
          <table:table-cell office:value-type="float" office:value="1.0849886" calcext:value-type="float">
            <text:p>1.0849886</text:p>
          </table:table-cell>
          <table:table-cell office:value-type="float" office:value="4.4409314" calcext:value-type="float">
            <text:p>4.4409314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-0.5788487" calcext:value-type="float">
            <text:p>-0.5788487</text:p>
          </table:table-cell>
          <table:table-cell office:value-type="float" office:value="0.168257862" calcext:value-type="float">
            <text:p>0.168257862</text:p>
          </table:table-cell>
          <table:table-cell office:value-type="float" office:value="0.5043441" calcext:value-type="float">
            <text:p>0.5043441</text:p>
          </table:table-cell>
          <table:table-cell office:value-type="float" office:value="0.5535329" calcext:value-type="float">
            <text:p>0.5535329</text:p>
          </table:table-cell>
          <table:table-cell office:value-type="float" office:value="0.8933533" calcext:value-type="float">
            <text:p>0.8933533</text:p>
          </table:table-cell>
          <table:table-cell office:value-type="float" office:value="2.0534345" calcext:value-type="float">
            <text:p>2.053434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-0.5038927" calcext:value-type="float">
            <text:p>-0.5038927</text:p>
          </table:table-cell>
          <table:table-cell office:value-type="float" office:value="0.075398616" calcext:value-type="float">
            <text:p>0.075398616</text:p>
          </table:table-cell>
          <table:table-cell office:value-type="float" office:value="0.405832" calcext:value-type="float">
            <text:p>0.405832</text:p>
          </table:table-cell>
          <table:table-cell office:value-type="float" office:value="0.4792843" calcext:value-type="float">
            <text:p>0.4792843</text:p>
          </table:table-cell>
          <table:table-cell office:value-type="float" office:value="0.8370129" calcext:value-type="float">
            <text:p>0.8370129</text:p>
          </table:table-cell>
          <table:table-cell office:value-type="float" office:value="3.4360708" calcext:value-type="float">
            <text:p>3.436070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-0.4850457" calcext:value-type="float">
            <text:p>-0.4850457</text:p>
          </table:table-cell>
          <table:table-cell office:value-type="float" office:value="0.061057028" calcext:value-type="float">
            <text:p>0.061057028</text:p>
          </table:table-cell>
          <table:table-cell office:value-type="float" office:value="0.4029111" calcext:value-type="float">
            <text:p>0.4029111</text:p>
          </table:table-cell>
          <table:table-cell office:value-type="float" office:value="0.4297942" calcext:value-type="float">
            <text:p>0.4297942</text:p>
          </table:table-cell>
          <table:table-cell office:value-type="float" office:value="0.7786731" calcext:value-type="float">
            <text:p>0.7786731</text:p>
          </table:table-cell>
          <table:table-cell office:value-type="float" office:value="2.1586139" calcext:value-type="float">
            <text:p>2.15861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-0.3998713" calcext:value-type="float">
            <text:p>-0.3998713</text:p>
          </table:table-cell>
          <table:table-cell office:value-type="float" office:value="0.101950724" calcext:value-type="float">
            <text:p>0.101950724</text:p>
          </table:table-cell>
          <table:table-cell office:value-type="float" office:value="0.4616879" calcext:value-type="float">
            <text:p>0.4616879</text:p>
          </table:table-cell>
          <table:table-cell office:value-type="float" office:value="0.4857837" calcext:value-type="float">
            <text:p>0.4857837</text:p>
          </table:table-cell>
          <table:table-cell office:value-type="float" office:value="0.7675404" calcext:value-type="float">
            <text:p>0.7675404</text:p>
          </table:table-cell>
          <table:table-cell office:value-type="float" office:value="3.1143722" calcext:value-type="float">
            <text:p>3.11437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-0.485666" calcext:value-type="float">
            <text:p>-0.485666</text:p>
          </table:table-cell>
          <table:table-cell office:value-type="float" office:value="0.109181757" calcext:value-type="float">
            <text:p>0.109181757</text:p>
          </table:table-cell>
          <table:table-cell office:value-type="float" office:value="0.4650044" calcext:value-type="float">
            <text:p>0.4650044</text:p>
          </table:table-cell>
          <table:table-cell office:value-type="float" office:value="0.502073" calcext:value-type="float">
            <text:p>0.502073</text:p>
          </table:table-cell>
          <table:table-cell office:value-type="float" office:value="0.7865467" calcext:value-type="float">
            <text:p>0.7865467</text:p>
          </table:table-cell>
          <table:table-cell office:value-type="float" office:value="2.9155687" calcext:value-type="float">
            <text:p>2.915568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-0.4287389" calcext:value-type="float">
            <text:p>-0.4287389</text:p>
          </table:table-cell>
          <table:table-cell office:value-type="float" office:value="0.165436081" calcext:value-type="float">
            <text:p>0.165436081</text:p>
          </table:table-cell>
          <table:table-cell office:value-type="float" office:value="0.4931579" calcext:value-type="float">
            <text:p>0.4931579</text:p>
          </table:table-cell>
          <table:table-cell office:value-type="float" office:value="0.534304" calcext:value-type="float">
            <text:p>0.534304</text:p>
          </table:table-cell>
          <table:table-cell office:value-type="float" office:value="0.8190824" calcext:value-type="float">
            <text:p>0.8190824</text:p>
          </table:table-cell>
          <table:table-cell office:value-type="float" office:value="3.1143722" calcext:value-type="float">
            <text:p>3.114372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none</text:p>
          </table:table-cell>
          <table:table-cell/>
          <table:table-cell office:value-type="float" office:value="-1.3111974" calcext:value-type="float">
            <text:p>-1.3111974</text:p>
          </table:table-cell>
          <table:table-cell office:value-type="float" office:value="-0.937569272" calcext:value-type="float">
            <text:p>-0.937569272</text:p>
          </table:table-cell>
          <table:table-cell office:value-type="float" office:value="-0.8407984" calcext:value-type="float">
            <text:p>-0.8407984</text:p>
          </table:table-cell>
          <table:table-cell office:value-type="float" office:value="-0.7891265" calcext:value-type="float">
            <text:p>-0.7891265</text:p>
          </table:table-cell>
          <table:table-cell office:value-type="float" office:value="-0.6758389" calcext:value-type="float">
            <text:p>-0.6758389</text:p>
          </table:table-cell>
          <table:table-cell office:value-type="float" office:value="0.6354428" calcext:value-type="float">
            <text:p>0.63544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-1.0021273" calcext:value-type="float">
            <text:p>-1.0021273</text:p>
          </table:table-cell>
          <table:table-cell office:value-type="float" office:value="-0.947019159" calcext:value-type="float">
            <text:p>-0.947019159</text:p>
          </table:table-cell>
          <table:table-cell office:value-type="float" office:value="-0.8660251" calcext:value-type="float">
            <text:p>-0.8660251</text:p>
          </table:table-cell>
          <table:table-cell office:value-type="float" office:value="-0.8263197" calcext:value-type="float">
            <text:p>-0.8263197</text:p>
          </table:table-cell>
          <table:table-cell office:value-type="float" office:value="-0.7463604" calcext:value-type="float">
            <text:p>-0.7463604</text:p>
          </table:table-cell>
          <table:table-cell office:value-type="float" office:value="-0.2539119" calcext:value-type="float">
            <text:p>-0.25391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-1.2065214" calcext:value-type="float">
            <text:p>-1.2065214</text:p>
          </table:table-cell>
          <table:table-cell office:value-type="float" office:value="-0.935910038" calcext:value-type="float">
            <text:p>-0.935910038</text:p>
          </table:table-cell>
          <table:table-cell office:value-type="float" office:value="-0.833083" calcext:value-type="float">
            <text:p>-0.833083</text:p>
          </table:table-cell>
          <table:table-cell office:value-type="float" office:value="-0.7885951" calcext:value-type="float">
            <text:p>-0.7885951</text:p>
          </table:table-cell>
          <table:table-cell office:value-type="float" office:value="-0.6757427" calcext:value-type="float">
            <text:p>-0.6757427</text:p>
          </table:table-cell>
          <table:table-cell office:value-type="float" office:value="0.9961419" calcext:value-type="float">
            <text:p>0.99614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-1.4206722" calcext:value-type="float">
            <text:p>-1.4206722</text:p>
          </table:table-cell>
          <table:table-cell office:value-type="float" office:value="-0.938517372" calcext:value-type="float">
            <text:p>-0.938517372</text:p>
          </table:table-cell>
          <table:table-cell office:value-type="float" office:value="-0.8350192" calcext:value-type="float">
            <text:p>-0.8350192</text:p>
          </table:table-cell>
          <table:table-cell office:value-type="float" office:value="-0.7926529" calcext:value-type="float">
            <text:p>-0.7926529</text:p>
          </table:table-cell>
          <table:table-cell office:value-type="float" office:value="-0.6772519" calcext:value-type="float">
            <text:p>-0.6772519</text:p>
          </table:table-cell>
          <table:table-cell office:value-type="float" office:value="-0.1706285" calcext:value-type="float">
            <text:p>-0.170628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-1.1784819" calcext:value-type="float">
            <text:p>-1.1784819</text:p>
          </table:table-cell>
          <table:table-cell office:value-type="float" office:value="-0.937569272" calcext:value-type="float">
            <text:p>-0.937569272</text:p>
          </table:table-cell>
          <table:table-cell office:value-type="float" office:value="-0.8388171" calcext:value-type="float">
            <text:p>-0.8388171</text:p>
          </table:table-cell>
          <table:table-cell office:value-type="float" office:value="-0.7846396" calcext:value-type="float">
            <text:p>-0.7846396</text:p>
          </table:table-cell>
          <table:table-cell office:value-type="float" office:value="-0.6765161" calcext:value-type="float">
            <text:p>-0.6765161</text:p>
          </table:table-cell>
          <table:table-cell office:value-type="float" office:value="1.0243139" calcext:value-type="float">
            <text:p>1.024313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-1.3111974" calcext:value-type="float">
            <text:p>-1.3111974</text:p>
          </table:table-cell>
          <table:table-cell office:value-type="float" office:value="-0.935764779" calcext:value-type="float">
            <text:p>-0.935764779</text:p>
          </table:table-cell>
          <table:table-cell office:value-type="float" office:value="-0.8384601" calcext:value-type="float">
            <text:p>-0.8384601</text:p>
          </table:table-cell>
          <table:table-cell office:value-type="float" office:value="-0.7861145" calcext:value-type="float">
            <text:p>-0.7861145</text:p>
          </table:table-cell>
          <table:table-cell office:value-type="float" office:value="-0.6736854" calcext:value-type="float">
            <text:p>-0.6736854</text:p>
          </table:table-cell>
          <table:table-cell office:value-type="float" office:value="0.9951446" calcext:value-type="float">
            <text:p>0.995144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-1.3111974" calcext:value-type="float">
            <text:p>-1.3111974</text:p>
          </table:table-cell>
          <table:table-cell office:value-type="float" office:value="-0.936636792" calcext:value-type="float">
            <text:p>-0.936636792</text:p>
          </table:table-cell>
          <table:table-cell office:value-type="float" office:value="-0.8384601" calcext:value-type="float">
            <text:p>-0.8384601</text:p>
          </table:table-cell>
          <table:table-cell office:value-type="float" office:value="-0.7907822" calcext:value-type="float">
            <text:p>-0.7907822</text:p>
          </table:table-cell>
          <table:table-cell office:value-type="float" office:value="-0.6731099" calcext:value-type="float">
            <text:p>-0.6731099</text:p>
          </table:table-cell>
          <table:table-cell office:value-type="float" office:value="-0.1306887" calcext:value-type="float">
            <text:p>-0.1306887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-1.2065214" calcext:value-type="float">
            <text:p>-1.2065214</text:p>
          </table:table-cell>
          <table:table-cell office:value-type="float" office:value="-0.937569272" calcext:value-type="float">
            <text:p>-0.937569272</text:p>
          </table:table-cell>
          <table:table-cell office:value-type="float" office:value="-0.841066" calcext:value-type="float">
            <text:p>-0.841066</text:p>
          </table:table-cell>
          <table:table-cell office:value-type="float" office:value="-0.7940619" calcext:value-type="float">
            <text:p>-0.7940619</text:p>
          </table:table-cell>
          <table:table-cell office:value-type="float" office:value="-0.6772519" calcext:value-type="float">
            <text:p>-0.6772519</text:p>
          </table:table-cell>
          <table:table-cell office:value-type="float" office:value="-0.2539119" calcext:value-type="float">
            <text:p>-0.25391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-1.0021273" calcext:value-type="float">
            <text:p>-1.0021273</text:p>
          </table:table-cell>
          <table:table-cell office:value-type="float" office:value="-0.940685587" calcext:value-type="float">
            <text:p>-0.940685587</text:p>
          </table:table-cell>
          <table:table-cell office:value-type="float" office:value="-0.8725808" calcext:value-type="float">
            <text:p>-0.8725808</text:p>
          </table:table-cell>
          <table:table-cell office:value-type="float" office:value="-0.8118589" calcext:value-type="float">
            <text:p>-0.8118589</text:p>
          </table:table-cell>
          <table:table-cell office:value-type="float" office:value="-0.7351477" calcext:value-type="float">
            <text:p>-0.7351477</text:p>
          </table:table-cell>
          <table:table-cell office:value-type="float" office:value="1.9148028" calcext:value-type="float">
            <text:p>1.9148028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-1.2065214" calcext:value-type="float">
            <text:p>-1.2065214</text:p>
          </table:table-cell>
          <table:table-cell office:value-type="float" office:value="-0.936963371" calcext:value-type="float">
            <text:p>-0.936963371</text:p>
          </table:table-cell>
          <table:table-cell office:value-type="float" office:value="-0.8384844" calcext:value-type="float">
            <text:p>-0.8384844</text:p>
          </table:table-cell>
          <table:table-cell office:value-type="float" office:value="-0.7945418" calcext:value-type="float">
            <text:p>-0.7945418</text:p>
          </table:table-cell>
          <table:table-cell office:value-type="float" office:value="-0.6833953" calcext:value-type="float">
            <text:p>-0.6833953</text:p>
          </table:table-cell>
          <table:table-cell office:value-type="float" office:value="-0.2539119" calcext:value-type="float">
            <text:p>-0.25391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-1.2065214" calcext:value-type="float">
            <text:p>-1.2065214</text:p>
          </table:table-cell>
          <table:table-cell office:value-type="float" office:value="-0.938447276" calcext:value-type="float">
            <text:p>-0.938447276</text:p>
          </table:table-cell>
          <table:table-cell office:value-type="float" office:value="-0.8384398" calcext:value-type="float">
            <text:p>-0.8384398</text:p>
          </table:table-cell>
          <table:table-cell office:value-type="float" office:value="-0.7942408" calcext:value-type="float">
            <text:p>-0.7942408</text:p>
          </table:table-cell>
          <table:table-cell office:value-type="float" office:value="-0.6784211" calcext:value-type="float">
            <text:p>-0.6784211</text:p>
          </table:table-cell>
          <table:table-cell office:value-type="float" office:value="-0.2539119" calcext:value-type="float">
            <text:p>-0.25391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-1.2065214" calcext:value-type="float">
            <text:p>-1.2065214</text:p>
          </table:table-cell>
          <table:table-cell office:value-type="float" office:value="-0.937500731" calcext:value-type="float">
            <text:p>-0.937500731</text:p>
          </table:table-cell>
          <table:table-cell office:value-type="float" office:value="-0.8381834" calcext:value-type="float">
            <text:p>-0.8381834</text:p>
          </table:table-cell>
          <table:table-cell office:value-type="float" office:value="-0.7835633" calcext:value-type="float">
            <text:p>-0.7835633</text:p>
          </table:table-cell>
          <table:table-cell office:value-type="float" office:value="-0.6744145" calcext:value-type="float">
            <text:p>-0.6744145</text:p>
          </table:table-cell>
          <table:table-cell office:value-type="float" office:value="0.9220225" calcext:value-type="float">
            <text:p>0.9220225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-1.0021273" calcext:value-type="float">
            <text:p>-1.0021273</text:p>
          </table:table-cell>
          <table:table-cell office:value-type="float" office:value="-0.93574519" calcext:value-type="float">
            <text:p>-0.93574519</text:p>
          </table:table-cell>
          <table:table-cell office:value-type="float" office:value="-0.8384554" calcext:value-type="float">
            <text:p>-0.8384554</text:p>
          </table:table-cell>
          <table:table-cell office:value-type="float" office:value="-0.7900599" calcext:value-type="float">
            <text:p>-0.7900599</text:p>
          </table:table-cell>
          <table:table-cell office:value-type="float" office:value="-0.6730336" calcext:value-type="float">
            <text:p>-0.6730336</text:p>
          </table:table-cell>
          <table:table-cell office:value-type="float" office:value="-0.2539119" calcext:value-type="float">
            <text:p>-0.2539119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-1.0021273" calcext:value-type="float">
            <text:p>-1.0021273</text:p>
          </table:table-cell>
          <table:table-cell office:value-type="float" office:value="-0.937489982" calcext:value-type="float">
            <text:p>-0.937489982</text:p>
          </table:table-cell>
          <table:table-cell office:value-type="float" office:value="-0.8384601" calcext:value-type="float">
            <text:p>-0.8384601</text:p>
          </table:table-cell>
          <table:table-cell office:value-type="float" office:value="-0.7824165" calcext:value-type="float">
            <text:p>-0.7824165</text:p>
          </table:table-cell>
          <table:table-cell office:value-type="float" office:value="-0.6711897" calcext:value-type="float">
            <text:p>-0.6711897</text:p>
          </table:table-cell>
          <table:table-cell office:value-type="float" office:value="0.8908962" calcext:value-type="float">
            <text:p>0.8908962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-1.2248223" calcext:value-type="float">
            <text:p>-1.2248223</text:p>
          </table:table-cell>
          <table:table-cell office:value-type="float" office:value="-0.937498044" calcext:value-type="float">
            <text:p>-0.937498044</text:p>
          </table:table-cell>
          <table:table-cell office:value-type="float" office:value="-0.8407984" calcext:value-type="float">
            <text:p>-0.8407984</text:p>
          </table:table-cell>
          <table:table-cell office:value-type="float" office:value="-0.7922575" calcext:value-type="float">
            <text:p>-0.7922575</text:p>
          </table:table-cell>
          <table:table-cell office:value-type="float" office:value="-0.6768364" calcext:value-type="float">
            <text:p>-0.6768364</text:p>
          </table:table-cell>
          <table:table-cell office:value-type="float" office:value="-0.1306887" calcext:value-type="float">
            <text:p>-0.1306887</text:p>
          </table:table-cell>
          <table:table-cell table:number-columns-repeated="1015"/>
        </table:table-row>
      </table:table>
      <table:table table:name="Order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number-columns-repeated="1018" table:default-cell-style-name="Default"/>
        <table:table-row table:style-name="ro1">
          <table:table-cell table:style-name="ce1" office:value-type="string" calcext:value-type="string">
            <text:p>order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lowerQuantile</text:p>
          </table:table-cell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upperQuantile</text:p>
          </table:table-cell>
          <table:table-cell table:style-name="ce1" office:value-type="string" calcext:value-type="string">
            <text:p>max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bfs</text:p>
          </table:table-cell>
          <table:table-cell office:value-type="float" office:value="-0.7296514" calcext:value-type="float">
            <text:p>-0.7296514</text:p>
          </table:table-cell>
          <table:table-cell office:value-type="float" office:value="-0.1584668" calcext:value-type="float">
            <text:p>-0.1584668</text:p>
          </table:table-cell>
          <table:table-cell office:value-type="float" office:value="0.20501887" calcext:value-type="float">
            <text:p>0.20501887</text:p>
          </table:table-cell>
          <table:table-cell office:value-type="float" office:value="0.26669987" calcext:value-type="float">
            <text:p>0.26669987</text:p>
          </table:table-cell>
          <table:table-cell office:value-type="float" office:value="0.6138624" calcext:value-type="float">
            <text:p>0.6138624</text:p>
          </table:table-cell>
          <table:table-cell office:value-type="float" office:value="3.8031347" calcext:value-type="float">
            <text:p>3.8031347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fs-prev</text:p>
          </table:table-cell>
          <table:table-cell office:value-type="float" office:value="-1.7888544" calcext:value-type="float">
            <text:p>-1.7888544</text:p>
          </table:table-cell>
          <table:table-cell office:value-type="float" office:value="-0.9346996" calcext:value-type="float">
            <text:p>-0.9346996</text:p>
          </table:table-cell>
          <table:table-cell office:value-type="float" office:value="-0.83468297" calcext:value-type="float">
            <text:p>-0.83468297</text:p>
          </table:table-cell>
          <table:table-cell office:value-type="float" office:value="-0.775532" calcext:value-type="float">
            <text:p>-0.775532</text:p>
          </table:table-cell>
          <table:table-cell office:value-type="float" office:value="-0.6758359" calcext:value-type="float">
            <text:p>-0.6758359</text:p>
          </table:table-cell>
          <table:table-cell office:value-type="float" office:value="1.458085" calcext:value-type="float">
            <text:p>1.45808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in</text:p>
          </table:table-cell>
          <table:table-cell office:value-type="float" office:value="-1.1194563" calcext:value-type="float">
            <text:p>-1.1194563</text:p>
          </table:table-cell>
          <table:table-cell office:value-type="float" office:value="-0.258563" calcext:value-type="float">
            <text:p>-0.258563</text:p>
          </table:table-cell>
          <table:table-cell office:value-type="float" office:value="-0.02883563" calcext:value-type="float">
            <text:p>-0.02883563</text:p>
          </table:table-cell>
          <table:table-cell office:value-type="float" office:value="0.08160424" calcext:value-type="float">
            <text:p>0.08160424</text:p>
          </table:table-cell>
          <table:table-cell office:value-type="float" office:value="0.3551551" calcext:value-type="float">
            <text:p>0.3551551</text:p>
          </table:table-cell>
          <table:table-cell office:value-type="float" office:value="3.1132355" calcext:value-type="float">
            <text:p>3.1132355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hain-prev</text:p>
          </table:table-cell>
          <table:table-cell office:value-type="float" office:value="-1.4206722" calcext:value-type="float">
            <text:p>-1.4206722</text:p>
          </table:table-cell>
          <table:table-cell office:value-type="float" office:value="-0.9392426" calcext:value-type="float">
            <text:p>-0.9392426</text:p>
          </table:table-cell>
          <table:table-cell office:value-type="float" office:value="-0.83960835" calcext:value-type="float">
            <text:p>-0.83960835</text:p>
          </table:table-cell>
          <table:table-cell office:value-type="float" office:value="-0.79667093" calcext:value-type="float">
            <text:p>-0.79667093</text:p>
          </table:table-cell>
          <table:table-cell office:value-type="float" office:value="-0.6881108" calcext:value-type="float">
            <text:p>-0.6881108</text:p>
          </table:table-cell>
          <table:table-cell office:value-type="float" office:value="0.8387639" calcext:value-type="float">
            <text:p>0.8387639</text:p>
          </table:table-cell>
          <table:table-cell table:number-columns-repeated="1017"/>
        </table:table-row>
      </table:table>
      <table:table table:name="Saturation" table:style-name="ta1"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saturation</text:p>
          </table:table-cell>
          <table:table-cell table:style-name="ce1" office:value-type="string" calcext:value-type="string">
            <text:p>sat.granularity</text:p>
          </table:table-cell>
          <table:table-cell table:style-name="ce1" office:value-type="string" calcext:value-type="string">
            <text:p>min</text:p>
          </table:table-cell>
          <table:table-cell table:style-name="ce1" office:value-type="string" calcext:value-type="string">
            <text:p>lowerQuantile</text:p>
          </table:table-cell>
          <table:table-cell table:style-name="ce1" office:value-type="string" calcext:value-type="string">
            <text:p>median</text:p>
          </table:table-cell>
          <table:table-cell table:style-name="ce1" office:value-type="string" calcext:value-type="string">
            <text:p>mean</text:p>
          </table:table-cell>
          <table:table-cell table:style-name="ce1" office:value-type="string" calcext:value-type="string">
            <text:p>upperQuantile</text:p>
          </table:table-cell>
          <table:table-cell table:style-name="ce1" office:value-type="string" calcext:value-type="string">
            <text:p>max</text:p>
          </table:table-cell>
          <table:table-cell table:style-name="ce1" table:number-columns-repeated="1014"/>
        </table:table-row>
        <table:table-row table:style-name="ro1">
          <table:table-cell office:value-type="string" calcext:value-type="string">
            <text:p>none</text:p>
          </table:table-cell>
          <table:table-cell/>
          <table:table-cell office:value-type="float" office:value="-1.311197" calcext:value-type="float">
            <text:p>-1.311197</text:p>
          </table:table-cell>
          <table:table-cell office:value-type="float" office:value="-0.9357554" calcext:value-type="float">
            <text:p>-0.9357554</text:p>
          </table:table-cell>
          <table:table-cell office:value-type="float" office:value="-0.8389119" calcext:value-type="float">
            <text:p>-0.8389119</text:p>
          </table:table-cell>
          <table:table-cell office:value-type="float" office:value="-0.7690631" calcext:value-type="float">
            <text:p>-0.7690631</text:p>
          </table:table-cell>
          <table:table-cell office:value-type="float" office:value="-0.6729814" calcext:value-type="float">
            <text:p>-0.6729814</text:p>
          </table:table-cell>
          <table:table-cell office:value-type="float" office:value="1.3577866" calcext:value-type="float">
            <text:p>1.357786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1" calcext:value-type="float">
            <text:p>1</text:p>
          </table:table-cell>
          <table:table-cell office:value-type="float" office:value="-1.002127" calcext:value-type="float">
            <text:p>-1.002127</text:p>
          </table:table-cell>
          <table:table-cell office:value-type="float" office:value="-0.9464722" calcext:value-type="float">
            <text:p>-0.9464722</text:p>
          </table:table-cell>
          <table:table-cell office:value-type="float" office:value="-0.865994" calcext:value-type="float">
            <text:p>-0.865994</text:p>
          </table:table-cell>
          <table:table-cell office:value-type="float" office:value="-0.8143317" calcext:value-type="float">
            <text:p>-0.8143317</text:p>
          </table:table-cell>
          <table:table-cell office:value-type="float" office:value="-0.7440883" calcext:value-type="float">
            <text:p>-0.7440883</text:p>
          </table:table-cell>
          <table:table-cell office:value-type="float" office:value="1.6423281" calcext:value-type="float">
            <text:p>1.6423281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5" calcext:value-type="float">
            <text:p>5</text:p>
          </table:table-cell>
          <table:table-cell office:value-type="float" office:value="-1.206521" calcext:value-type="float">
            <text:p>-1.206521</text:p>
          </table:table-cell>
          <table:table-cell office:value-type="float" office:value="-0.9354791" calcext:value-type="float">
            <text:p>-0.9354791</text:p>
          </table:table-cell>
          <table:table-cell office:value-type="float" office:value="-0.8318016" calcext:value-type="float">
            <text:p>-0.8318016</text:p>
          </table:table-cell>
          <table:table-cell office:value-type="float" office:value="-0.7849145" calcext:value-type="float">
            <text:p>-0.7849145</text:p>
          </table:table-cell>
          <table:table-cell office:value-type="float" office:value="-0.6748596" calcext:value-type="float">
            <text:p>-0.6748596</text:p>
          </table:table-cell>
          <table:table-cell office:value-type="float" office:value="0.9961419" calcext:value-type="float">
            <text:p>0.996141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10" calcext:value-type="float">
            <text:p>10</text:p>
          </table:table-cell>
          <table:table-cell office:value-type="float" office:value="-1.420672" calcext:value-type="float">
            <text:p>-1.420672</text:p>
          </table:table-cell>
          <table:table-cell office:value-type="float" office:value="-0.9387135" calcext:value-type="float">
            <text:p>-0.9387135</text:p>
          </table:table-cell>
          <table:table-cell office:value-type="float" office:value="-0.8350192" calcext:value-type="float">
            <text:p>-0.8350192</text:p>
          </table:table-cell>
          <table:table-cell office:value-type="float" office:value="-0.7869738" calcext:value-type="float">
            <text:p>-0.7869738</text:p>
          </table:table-cell>
          <table:table-cell office:value-type="float" office:value="-0.6764939" calcext:value-type="float">
            <text:p>-0.6764939</text:p>
          </table:table-cell>
          <table:table-cell office:value-type="float" office:value="1.458085" calcext:value-type="float">
            <text:p>1.45808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20" calcext:value-type="float">
            <text:p>20</text:p>
          </table:table-cell>
          <table:table-cell office:value-type="float" office:value="-1.178482" calcext:value-type="float">
            <text:p>-1.178482</text:p>
          </table:table-cell>
          <table:table-cell office:value-type="float" office:value="-0.9357853" calcext:value-type="float">
            <text:p>-0.9357853</text:p>
          </table:table-cell>
          <table:table-cell office:value-type="float" office:value="-0.8341306" calcext:value-type="float">
            <text:p>-0.8341306</text:p>
          </table:table-cell>
          <table:table-cell office:value-type="float" office:value="-0.7569901" calcext:value-type="float">
            <text:p>-0.7569901</text:p>
          </table:table-cell>
          <table:table-cell office:value-type="float" office:value="-0.6652261" calcext:value-type="float">
            <text:p>-0.6652261</text:p>
          </table:table-cell>
          <table:table-cell office:value-type="float" office:value="2.0023879" calcext:value-type="float">
            <text:p>2.002387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40" calcext:value-type="float">
            <text:p>40</text:p>
          </table:table-cell>
          <table:table-cell office:value-type="float" office:value="-1.311197" calcext:value-type="float">
            <text:p>-1.311197</text:p>
          </table:table-cell>
          <table:table-cell office:value-type="float" office:value="-0.9357429" calcext:value-type="float">
            <text:p>-0.9357429</text:p>
          </table:table-cell>
          <table:table-cell office:value-type="float" office:value="-0.8353964" calcext:value-type="float">
            <text:p>-0.8353964</text:p>
          </table:table-cell>
          <table:table-cell office:value-type="float" office:value="-0.7769304" calcext:value-type="float">
            <text:p>-0.7769304</text:p>
          </table:table-cell>
          <table:table-cell office:value-type="float" office:value="-0.6725494" calcext:value-type="float">
            <text:p>-0.6725494</text:p>
          </table:table-cell>
          <table:table-cell office:value-type="float" office:value="1.2814276" calcext:value-type="float">
            <text:p>1.281427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80" calcext:value-type="float">
            <text:p>80</text:p>
          </table:table-cell>
          <table:table-cell office:value-type="float" office:value="-1.311197" calcext:value-type="float">
            <text:p>-1.311197</text:p>
          </table:table-cell>
          <table:table-cell office:value-type="float" office:value="-0.935746" calcext:value-type="float">
            <text:p>-0.935746</text:p>
          </table:table-cell>
          <table:table-cell office:value-type="float" office:value="-0.8350198" calcext:value-type="float">
            <text:p>-0.8350198</text:p>
          </table:table-cell>
          <table:table-cell office:value-type="float" office:value="-0.7641646" calcext:value-type="float">
            <text:p>-0.7641646</text:p>
          </table:table-cell>
          <table:table-cell office:value-type="float" office:value="-0.6694971" calcext:value-type="float">
            <text:p>-0.6694971</text:p>
          </table:table-cell>
          <table:table-cell office:value-type="float" office:value="1.9673813" calcext:value-type="float">
            <text:p>1.967381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t-like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-1.206521" calcext:value-type="float">
            <text:p>-1.206521</text:p>
          </table:table-cell>
          <table:table-cell office:value-type="float" office:value="-0.9357648" calcext:value-type="float">
            <text:p>-0.9357648</text:p>
          </table:table-cell>
          <table:table-cell office:value-type="float" office:value="-0.8393637" calcext:value-type="float">
            <text:p>-0.8393637</text:p>
          </table:table-cell>
          <table:table-cell office:value-type="float" office:value="-0.774006" calcext:value-type="float">
            <text:p>-0.774006</text:p>
          </table:table-cell>
          <table:table-cell office:value-type="float" office:value="-0.6754997" calcext:value-type="float">
            <text:p>-0.6754997</text:p>
          </table:table-cell>
          <table:table-cell office:value-type="float" office:value="1.3577866" calcext:value-type="float">
            <text:p>1.357786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1" calcext:value-type="float">
            <text:p>1</text:p>
          </table:table-cell>
          <table:table-cell office:value-type="float" office:value="-1.788854" calcext:value-type="float">
            <text:p>-1.788854</text:p>
          </table:table-cell>
          <table:table-cell office:value-type="float" office:value="-0.9402648" calcext:value-type="float">
            <text:p>-0.9402648</text:p>
          </table:table-cell>
          <table:table-cell office:value-type="float" office:value="-0.8637852" calcext:value-type="float">
            <text:p>-0.8637852</text:p>
          </table:table-cell>
          <table:table-cell office:value-type="float" office:value="-0.7487454" calcext:value-type="float">
            <text:p>-0.7487454</text:p>
          </table:table-cell>
          <table:table-cell office:value-type="float" office:value="-0.7246701" calcext:value-type="float">
            <text:p>-0.7246701</text:p>
          </table:table-cell>
          <table:table-cell office:value-type="float" office:value="2.5368942" calcext:value-type="float">
            <text:p>2.536894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5" calcext:value-type="float">
            <text:p>5</text:p>
          </table:table-cell>
          <table:table-cell office:value-type="float" office:value="-1.206521" calcext:value-type="float">
            <text:p>-1.206521</text:p>
          </table:table-cell>
          <table:table-cell office:value-type="float" office:value="-0.935255" calcext:value-type="float">
            <text:p>-0.935255</text:p>
          </table:table-cell>
          <table:table-cell office:value-type="float" office:value="-0.8348093" calcext:value-type="float">
            <text:p>-0.8348093</text:p>
          </table:table-cell>
          <table:table-cell office:value-type="float" office:value="-0.7581683" calcext:value-type="float">
            <text:p>-0.7581683</text:p>
          </table:table-cell>
          <table:table-cell office:value-type="float" office:value="-0.6742582" calcext:value-type="float">
            <text:p>-0.6742582</text:p>
          </table:table-cell>
          <table:table-cell office:value-type="float" office:value="1.7899206" calcext:value-type="float">
            <text:p>1.789920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10" calcext:value-type="float">
            <text:p>10</text:p>
          </table:table-cell>
          <table:table-cell office:value-type="float" office:value="-1.206521" calcext:value-type="float">
            <text:p>-1.206521</text:p>
          </table:table-cell>
          <table:table-cell office:value-type="float" office:value="-0.9384039" calcext:value-type="float">
            <text:p>-0.9384039</text:p>
          </table:table-cell>
          <table:table-cell office:value-type="float" office:value="-0.8350199" calcext:value-type="float">
            <text:p>-0.8350199</text:p>
          </table:table-cell>
          <table:table-cell office:value-type="float" office:value="-0.762266" calcext:value-type="float">
            <text:p>-0.762266</text:p>
          </table:table-cell>
          <table:table-cell office:value-type="float" office:value="-0.6760894" calcext:value-type="float">
            <text:p>-0.6760894</text:p>
          </table:table-cell>
          <table:table-cell office:value-type="float" office:value="3.4360708" calcext:value-type="float">
            <text:p>3.4360708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20" calcext:value-type="float">
            <text:p>20</text:p>
          </table:table-cell>
          <table:table-cell office:value-type="float" office:value="-1.206521" calcext:value-type="float">
            <text:p>-1.206521</text:p>
          </table:table-cell>
          <table:table-cell office:value-type="float" office:value="-0.935787" calcext:value-type="float">
            <text:p>-0.935787</text:p>
          </table:table-cell>
          <table:table-cell office:value-type="float" office:value="-0.8350198" calcext:value-type="float">
            <text:p>-0.8350198</text:p>
          </table:table-cell>
          <table:table-cell office:value-type="float" office:value="-0.7576939" calcext:value-type="float">
            <text:p>-0.7576939</text:p>
          </table:table-cell>
          <table:table-cell office:value-type="float" office:value="-0.6649215" calcext:value-type="float">
            <text:p>-0.6649215</text:p>
          </table:table-cell>
          <table:table-cell office:value-type="float" office:value="2.0023882" calcext:value-type="float">
            <text:p>2.0023882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40" calcext:value-type="float">
            <text:p>40</text:p>
          </table:table-cell>
          <table:table-cell office:value-type="float" office:value="-1.002127" calcext:value-type="float">
            <text:p>-1.002127</text:p>
          </table:table-cell>
          <table:table-cell office:value-type="float" office:value="-0.9355835" calcext:value-type="float">
            <text:p>-0.9355835</text:p>
          </table:table-cell>
          <table:table-cell office:value-type="float" office:value="-0.8377909" calcext:value-type="float">
            <text:p>-0.8377909</text:p>
          </table:table-cell>
          <table:table-cell office:value-type="float" office:value="-0.7743282" calcext:value-type="float">
            <text:p>-0.7743282</text:p>
          </table:table-cell>
          <table:table-cell office:value-type="float" office:value="-0.6715955" calcext:value-type="float">
            <text:p>-0.6715955</text:p>
          </table:table-cell>
          <table:table-cell office:value-type="float" office:value="1.281429" calcext:value-type="float">
            <text:p>1.28142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80" calcext:value-type="float">
            <text:p>80</text:p>
          </table:table-cell>
          <table:table-cell office:value-type="float" office:value="-1.002127" calcext:value-type="float">
            <text:p>-1.002127</text:p>
          </table:table-cell>
          <table:table-cell office:value-type="float" office:value="-0.9357444" calcext:value-type="float">
            <text:p>-0.9357444</text:p>
          </table:table-cell>
          <table:table-cell office:value-type="float" office:value="-0.8316487" calcext:value-type="float">
            <text:p>-0.8316487</text:p>
          </table:table-cell>
          <table:table-cell office:value-type="float" office:value="-0.7497886" calcext:value-type="float">
            <text:p>-0.7497886</text:p>
          </table:table-cell>
          <table:table-cell office:value-type="float" office:value="-0.6622885" calcext:value-type="float">
            <text:p>-0.6622885</text:p>
          </table:table-cell>
          <table:table-cell office:value-type="float" office:value="1.7092567" calcext:value-type="float">
            <text:p>1.709256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at-loop</text:p>
          </table:table-cell>
          <table:table-cell office:value-type="float" office:value="2147483647" calcext:value-type="float">
            <text:p>2147483647</text:p>
          </table:table-cell>
          <table:table-cell office:value-type="float" office:value="-1.224822" calcext:value-type="float">
            <text:p>-1.224822</text:p>
          </table:table-cell>
          <table:table-cell office:value-type="float" office:value="-0.9357452" calcext:value-type="float">
            <text:p>-0.9357452</text:p>
          </table:table-cell>
          <table:table-cell office:value-type="float" office:value="-0.8365302" calcext:value-type="float">
            <text:p>-0.8365302</text:p>
          </table:table-cell>
          <table:table-cell office:value-type="float" office:value="-0.7631925" calcext:value-type="float">
            <text:p>-0.7631925</text:p>
          </table:table-cell>
          <table:table-cell office:value-type="float" office:value="-0.6665222" calcext:value-type="float">
            <text:p>-0.6665222</text:p>
          </table:table-cell>
          <table:table-cell office:value-type="float" office:value="1.3577938" calcext:value-type="float">
            <text:p>1.3577938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2T14:45:25.074486311</meta:creation-date>
    <dc:date>2016-09-12T15:09:07.076874261</dc:date>
    <meta:editing-duration>PT21M</meta:editing-duration>
    <meta:editing-cycles>3</meta:editing-cycles>
    <meta:generator>LibreOffice/4.2.8.2$Linux_X86_64 LibreOffice_project/420m0$Build-2</meta:generator>
    <meta:document-statistic meta:table-count="3" meta:cell-count="707" meta:object-count="0"/>
  </office:meta>
</office:document-meta>
</file>